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b324" officeooo:paragraph-rsid="0014b324"/>
    </style:style>
    <style:style style:name="P2" style:family="paragraph" style:parent-style-name="Standard">
      <style:text-properties fo:font-weight="bold" officeooo:rsid="0014b324" officeooo:paragraph-rsid="0014b32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p>
      <text:p text:style-name="P2">Please describe an alternative method in which a NOP sled may be crafted which does not</text:p>
      <text:p text:style-name="P2">consist of using NO-OP instructions.</text:p>
      <text:p text:style-name="P2"/>
      <text:p text:style-name="P1">1)</text:p>
      <text:p text:style-name="P2">A network enabled process forks a new process to handle each incoming connection. A forked child process shares the identical memory layout of its parent process and therefore shares the same canary value. The process provides feedback to the attacker that it has detected a stack smashing attempt. The attacker may craft packets of any byte length. At most how many attempts are required to guess the canary value when performing a buffer overflow against this process if it is protected by a 32-bit null-terminated canary? Describe the process. HINT: The answer is fewer than 2^24.</text:p>
      <text:p text:style-name="P2"/>
      <text:p text:style-name="P1">4)</text:p>
      <text:p text:style-name="P2">A memory corruption attack is commonly used as an initial access vector. These types of attacks can be limited by multiple constraints. For this reason, they are commonly used to stage additional payloads. Discuss how a memory corruption attack can be used to enable further persistent access, communications and control after initial exploi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1:15:58.365079770</meta:creation-date>
    <meta:generator>LibreOffice/7.3.7.2$Linux_X86_64 LibreOffice_project/30$Build-2</meta:generator>
    <dc:date>2023-06-13T11:23:05.506267809</dc:date>
    <meta:editing-duration>PT7M7S</meta:editing-duration>
    <meta:editing-cycles>1</meta:editing-cycles>
    <meta:document-statistic meta:table-count="0" meta:image-count="0" meta:object-count="0" meta:page-count="1" meta:paragraph-count="7" meta:word-count="173" meta:character-count="1060" meta:non-whitespace-character-count="894"/>
  </office:meta>
</office:document-meta>
</file>